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LY GIVING-ILLUSTRATIONS (8:1-5, 9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GODLY GIVING-ILLUSTRATIONS (8:1-5, 9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Macedonian believers (8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Macedonian believers (8:1-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First they surrendered their will to the Savior (8:5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n they sacrificially shared their wealth with the saints (8:1-4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GODLY GIVING-ILLUSTRATIONS (8:1-5, 9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Macedonian believers (8:1-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Lord Jesus Christ (8:9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Lord Jesus Christ (8:9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What he was (8:9a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What he became (8:9b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Why he did it (8:9c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GODLY GIVING-ILLUSTRATIONS (8:1-5, 9)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Macedonian believers (8:1-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Lord Jesus Christ (8:9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2 CORINTHIANS 8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GODLY GIVING-ILLUSTRATIONS (8:1-5, 9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GODLY GIVING-INSTRUCTIONS (8:6-8, 10-15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GODLY GIVING-INSTRUCTIONS (8:6-8, 10-15)<text:s text:c="1"/></text:span><text:span text:style-name="a530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Give knowingly (8:6-8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Give willingly (8:10-11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Give realistically (8:12)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Give confidently (8:13-15).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2 CORINTHIANS 8<text:s text:c="1"/></text:span><text:span text:style-name="a551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GODLY GIVING-ILLUSTRATIONS (8:1-5, 9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GODLY GIVING-INSTRUCTIONS (8:6-8, 10-15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GODLY GIVING-INDIVIDUALS (8:16-24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GODLY GIVING-INDIVIDUALS (8:16-24):<text:s text:c="1"/></text:span><text:span text:style-name="a569" text:class-names=""/></text:p>
          </draw:text-box>
          <svg:title/>
          <svg:desc/>
        </draw:frame>
        <draw:frame draw:id="id102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names of these three men (8:16-19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need for these three men (8:20-24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1" draw:style-name="a582" draw:master-page-name="Master1-Layout12-tx-Title-and-Text" presentation:presentation-page-layout-name="Master1-PPL12" draw:id="Slide-266">
        <draw:frame draw:id="id103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2 CORINTHIANS 8<text:s text:c="1"/></text:span><text:span text:style-name="a584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GODLY GIVING-ILLUSTRATIONS (8:1-5, 9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GODLY GIVING-INSTRUCTIONS (8:6-8, 10-15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GODLY GIVING-INDIVIDUALS (8:16-24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8 </dc:title>
    <meta:initial-creator>David STRICKLAND</meta:initial-creator>
    <dc:creator>David STRICKLAND</dc:creator>
    <meta:creation-date>2020-02-22T17:28:37Z</meta:creation-date>
    <dc:date>2020-02-22T17:28:37Z</dc:date>
    <meta:template xlink:href="BibleStudy" xlink:type="simple"/>
    <meta:editing-cycles>1</meta:editing-cycles>
    <meta:editing-duration>PT0S</meta:editing-duration>
    <meta:document-statistic meta:paragraph-count="36" meta:word-count="247"/>
  </office:meta>
</office:document-meta>
</file>